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ModeFactory.atMo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Factory.VerificationMod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erificationModeFactory.times( int wanted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Factory.atLeast( int min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Factory.atLeast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Factory.atMost( int max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Factory.calls( int wantedNumberOf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Factory.description( VerificationMode mod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Factory.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Factory.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ModeFactory.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